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-Bold" svg:font-family="Courier-Bold" style:font-family-generic="system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7de2b" officeooo:paragraph-rsid="0017de2b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Times New Roman" fo:font-size="12pt" fo:font-weight="bold" officeooo:rsid="0017de2b" officeooo:paragraph-rsid="0017de2b" style:font-size-asian="12pt" style:font-weight-asian="bold" style:font-size-complex="12pt" style:font-weight-complex="bold"/>
    </style:style>
    <style:style style:name="P3" style:family="paragraph" style:parent-style-name="Title1_7e_LT_7e_Gliederung_20_1" style:list-style-name="L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Title1_7e_LT_7e_Gliederung_20_1">
      <style:paragraph-properties fo:margin-left="0in" fo:margin-right="0in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7de2b"/>
    </style:style>
    <style:style style:name="T2" style:family="text">
      <style:text-properties style:font-name="Gill Sans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 Location Header</text:p>
      <text:p text:style-name="P2"/>
      <text:list xml:id="list586452484" text:style-name="L1">
        <text:list-item>
          <text:p text:style-name="P3">If your application has not yet sent any data, it can send a special header as part of the HTTP Response.</text:p>
        </text:list-item>
        <text:list-item>
          <text:p text:style-name="P3">The redirect header includes a URL that the browser is supposed to forward itself to.</text:p>
        </text:list-item>
        <text:list-item>
          <text:p text:style-name="P3">It was originally used for web sites that moved from one URL to another.</text:p>
        </text:list-item>
      </text:list>
      <text:p text:style-name="P2"/>
      <text:p text:style-name="P2"/>
      <text:p text:style-name="P4"><text:span text:style-name="T1">**</text:span>Once you do a POST, if you refresh, the browser will re-send the POST data a second time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-Bold" svg:font-family="Courier-Bold" style:font-family-generic="system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-Bold" style:font-family-complex="Courier-Bold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Courier-Bold" style:font-family-complex="Courier-Bold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-Bold" style:font-family-complex="Courier-Bold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Notes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3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634in" fo:margin-right="0in" fo:margin-top="0.1807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5T18:00:59.076000000</dc:date>
    <meta:editing-duration>PT7M48S</meta:editing-duration>
    <meta:editing-cycles>1</meta:editing-cycles>
    <meta:document-statistic meta:table-count="0" meta:image-count="0" meta:object-count="0" meta:page-count="1" meta:paragraph-count="5" meta:word-count="74" meta:character-count="376" meta:non-whitespace-character-count="310"/>
    <meta:generator>LibreOffice/7.4.2.3$Windows_X86_64 LibreOffice_project/382eef1f22670f7f4118c8c2dd222ec7ad009daf</meta:generator>
  </office:meta>
</office:document-meta>
</file>